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387cm"/>
    </style:style>
    <style:style style:name="co8" style:family="table-column">
      <style:table-column-properties fo:break-before="auto" style:column-width="2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4"/>
    <style:style style:name="ce25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acb20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4">
      <style:table-cell-properties fo:background-color="#acb20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4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4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10"/>
        <table:table-column table:style-name="co1" table:default-cell-style-name="ce12"/>
        <table:table-column table:style-name="co1" table:number-columns-repeated="16379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table:style-name="ce4" office:value-type="string" calcext:value-type="string">
            <text:p>ARTIGO</text:p>
          </table:table-cell>
          <table:table-cell table:style-name="ce4" office:value-type="string" calcext:value-type="string">
            <text:p>MAQUINA</text:p>
          </table:table-cell>
          <table:table-cell table:style-name="ce4" office:value-type="string" calcext:value-type="string">
            <text:p>PESO</text:p>
          </table:table-cell>
          <table:table-cell table:style-name="ce7"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.53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.710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.001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.540,8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.626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.375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.413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.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.054,6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.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.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.990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.38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.358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.072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.035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.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.653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.208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.024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.344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.446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.577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.643,8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.311,2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.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.040,95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.625,6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.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.103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.50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.104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.52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.21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.733,4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.433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.103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.540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.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.47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.822,4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.20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.68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.66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.139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.209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.453,46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.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.85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.56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.881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.881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.30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.385,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.886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.094,7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.22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.23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.827,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.519,4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.251,59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.177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.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.896,5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.370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.794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.813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.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.439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.514,11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.415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.507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.736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.412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.273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.797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.995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.558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.653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.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.009,4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.080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.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.900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.589,4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.560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.466,8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.218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.516,65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.496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.534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.565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.470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.408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.771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.066,13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.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.35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.35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.059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.949,4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.625,6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.738,5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.278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.87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.827,2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.16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.204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.332,6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.014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.840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.733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.161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.967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.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.679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.767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.767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.139,8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.714,5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.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.974,8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.926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.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.081,6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.010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.242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.608,7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.081,5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.904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.949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.33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.292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.457,2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.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.335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.223,8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.365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.428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.68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.396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.414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.696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.554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.910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.85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.027,2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.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.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.845,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.369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.265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.529,8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.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.154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.013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.280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.412,4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.054,4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.005,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.482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.147,0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.10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.60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.35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.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.198,67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.565,6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.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.438,8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.01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.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.748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.80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.670,77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.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.23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.72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.861,8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.653,2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.876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.323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.41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.117,2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.198,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.224,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.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.391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.391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.873,97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.964,29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.318,8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.793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.755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.052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.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.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.072,5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.806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.725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.795,6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.527,6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.412,4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.251,5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.147,0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.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.077,1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.077,1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.313,2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.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.669,1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.691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.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.255,4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.583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.819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.071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.090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.337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.840,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.840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.706,8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.139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.679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.119,81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.278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.754,8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.492,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.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.883,2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.134,2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.900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.919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.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.122,33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.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.348,2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.688,4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.277,53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.081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.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.241,2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.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.618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.277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.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.224,4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.909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.474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.742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.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.305,4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.656,0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.787,2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.466,8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.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.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.956,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.265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.268,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.770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.143,9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.056,7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.438,8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.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.760,4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.42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7" calcext:value-type="float">
            <text:p>8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.160,7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.340,70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.996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.782,2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.886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.690,6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.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.412,0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.974,8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,0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.350,03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.562,2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.192,31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.144,0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.510,8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.239,62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.189,20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.210,0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,0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.696,4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,0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.568,0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0</text:p>
          </table:table-cell>
          <table:table-cell table:number-columns-repeated="16379"/>
        </table:table-row>
        <table:table-row table:style-name="ro1" table:number-rows-repeated="104809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2" table:default-cell-style-name="ce17"/>
        <table:table-column table:style-name="co5" table:default-cell-style-name="ce17"/>
        <table:table-column table:style-name="co6" table:number-columns-repeated="16379" table:default-cell-style-name="ce17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8" office:value-type="string" calcext:value-type="string">
            <text:p>ARTIGO</text:p>
          </table:table-cell>
          <table:table-cell table:style-name="ce18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CÓS18</text:p>
          </table:table-cell>
          <table:table-cell table:style-name="ce18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MARCEL 40</text:p>
          </table:table-cell>
          <table:table-cell table:style-name="ce18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18" office:value-type="string" calcext:value-type="string">
            <text:p>BELLES 15</text:p>
          </table:table-cell>
          <table:table-cell table:style-name="ce18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18" office:value-type="string" calcext:value-type="string">
            <text:p>MONE</text:p>
          </table:table-cell>
          <table:table-cell table:style-name="ce18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BELLES 24</text:p>
          </table:table-cell>
          <table:table-cell table:style-name="ce18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18" office:value-type="string" calcext:value-type="string">
            <text:p>BALI 16</text:p>
          </table:table-cell>
          <table:table-cell table:style-name="ce18" office:value-type="float" office:value="416" calcext:value-type="float">
            <text:p>416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MURITI 10</text:p>
          </table:table-cell>
          <table:table-cell table:style-name="ce18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MURITI 14</text:p>
          </table:table-cell>
          <table:table-cell table:style-name="ce18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18" office:value-type="string" calcext:value-type="string">
            <text:p>STILED 10</text:p>
          </table:table-cell>
          <table:table-cell table:style-name="ce18" office:value-type="float" office:value="152" calcext:value-type="float">
            <text:p>152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STILED 13</text:p>
          </table:table-cell>
          <table:table-cell table:style-name="ce18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STILED 18</text:p>
          </table:table-cell>
          <table:table-cell table:style-name="ce18" office:value-type="float" office:value="78.86" calcext:value-type="float">
            <text:p>78,86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CETIM</text:p>
          </table:table-cell>
          <table:table-cell table:style-name="ce18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TIRA CANAL</text:p>
          </table:table-cell>
          <table:table-cell table:style-name="ce18" office:value-type="float" office:value="190.65" calcext:value-type="float">
            <text:p>190,65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STRIPE</text:p>
          </table:table-cell>
          <table:table-cell table:style-name="ce18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08 LYCRA</text:p>
          </table:table-cell>
          <table:table-cell table:style-name="ce18" office:value-type="float" office:value="334.44" calcext:value-type="float">
            <text:p>334,44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06 LYCRA</text:p>
          </table:table-cell>
          <table:table-cell table:style-name="ce18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float" office:value="1653" calcext:value-type="float">
            <text:p>1653</text:p>
          </table:table-cell>
          <table:table-cell table:style-name="ce18" office:value-type="float" office:value="225.78" calcext:value-type="float">
            <text:p>225,78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TURIN</text:p>
          </table:table-cell>
          <table:table-cell table:style-name="ce18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CHEYNNET</text:p>
          </table:table-cell>
          <table:table-cell table:style-name="ce18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NEW CONFORT</text:p>
          </table:table-cell>
          <table:table-cell table:style-name="ce18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office:forms form:automatic-focus="false" form:apply-design-mode="false"/>
        <table:table-column table:style-name="co2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7" table:default-cell-style-name="ce17"/>
        <table:table-column table:style-name="co6" table:number-columns-repeated="16373" table:default-cell-style-name="ce17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KO</text:p>
          </table:table-cell>
          <table:table-cell table:style-name="ce19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NVDA</text:p>
          </table:table-cell>
          <table:table-cell table:style-name="ce19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FRCB</text:p>
          </table:table-cell>
          <table:table-cell table:style-name="ce19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MMM</text:p>
          </table:table-cell>
          <table:table-cell table:style-name="ce19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PBR</text:p>
          </table:table-cell>
          <table:table-cell table:style-name="ce19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ELMD</text:p>
          </table:table-cell>
          <table:table-cell table:style-name="ce19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STAG</text:p>
          </table:table-cell>
          <table:table-cell table:style-name="ce19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SHBI</text:p>
          </table:table-cell>
          <table:table-cell table:style-name="ce19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O</text:p>
          </table:table-cell>
          <table:table-cell table:style-name="ce19"/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ALNT</text:p>
          </table:table-cell>
          <table:table-cell table:style-name="ce19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20"/>
          <table:table-cell table:style-name="ce22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21" office:value-type="string" calcext:value-type="string">
            <text:p>INTER</text:p>
          </table:table-cell>
          <table:table-cell table:style-name="ce23" office:value-type="currency" office:currency="BRL" office:value="567.66" calcext:value-type="currency">
            <text:p>R$ 567,66</text:p>
          </table:table-cell>
          <table:table-cell table:style-name="ce26" office:value-type="currency" office:currency="BRL" office:value="180" calcext:value-type="currency">
            <text:p>R$ 180,00</text:p>
          </table:table-cell>
          <table:table-cell table:style-name="ce28" office:value-type="currency" office:currency="BRL" office:value="90" calcext:value-type="currency">
            <text:p>R$ 90,00</text:p>
          </table:table-cell>
          <table:table-cell table:style-name="ce30" office:value-type="currency" office:currency="BRL" office:value="90" calcext:value-type="currency">
            <text:p>R$ 90,00</text:p>
          </table:table-cell>
          <table:table-cell table:style-name="ce32" office:value-type="currency" office:currency="BRL" office:value="14.75" calcext:value-type="currency">
            <text:p>R$ 14,75</text:p>
          </table:table-cell>
          <table:table-cell table:style-name="ce34"/>
          <table:table-cell table:style-name="ce36"/>
          <table:table-cell table:number-columns-repeated="16374"/>
        </table:table-row>
        <table:table-row table:style-name="ro2">
          <table:table-cell table:number-columns-repeated="2"/>
          <table:table-cell table:style-name="ce21" office:value-type="string" calcext:value-type="string">
            <text:p>C6 BANK</text:p>
          </table:table-cell>
          <table:table-cell table:style-name="ce23" office:value-type="currency" office:currency="BRL" office:value="0" calcext:value-type="currency">
            <text:p>R$ 0,00</text:p>
          </table:table-cell>
          <table:table-cell table:style-name="ce26" office:value-type="currency" office:currency="BRL" office:value="602.97" calcext:value-type="currency">
            <text:p>R$ 602,97</text:p>
          </table:table-cell>
          <table:table-cell table:style-name="ce28"/>
          <table:table-cell table:style-name="ce30"/>
          <table:table-cell table:style-name="ce32"/>
          <table:table-cell table:style-name="ce34"/>
          <table:table-cell table:style-name="ce36"/>
          <table:table-cell table:number-columns-repeated="16374"/>
        </table:table-row>
        <table:table-row table:style-name="ro2">
          <table:table-cell table:number-columns-repeated="2"/>
          <table:table-cell table:style-name="ce21" office:value-type="string" calcext:value-type="string">
            <text:p>PICPAY</text:p>
          </table:table-cell>
          <table:table-cell table:style-name="ce23" office:value-type="currency" office:currency="BRL" office:value="0" calcext:value-type="currency">
            <text:p>R$ 0,00</text:p>
          </table:table-cell>
          <table:table-cell table:style-name="ce26" office:value-type="currency" office:currency="BRL" office:value="169.33" calcext:value-type="currency">
            <text:p>R$ 169,33</text:p>
          </table:table-cell>
          <table:table-cell table:style-name="ce28" office:value-type="currency" office:currency="BRL" office:value="167.94" calcext:value-type="currency">
            <text:p>R$ 167,94</text:p>
          </table:table-cell>
          <table:table-cell table:style-name="ce30" office:value-type="currency" office:currency="BRL" office:value="85" calcext:value-type="currency">
            <text:p>R$ 85,00</text:p>
          </table:table-cell>
          <table:table-cell table:style-name="ce32" office:value-type="currency" office:currency="BRL" office:value="85" calcext:value-type="currency">
            <text:p>R$ 85,00</text:p>
          </table:table-cell>
          <table:table-cell table:style-name="ce34"/>
          <table:table-cell table:style-name="ce36"/>
          <table:table-cell table:number-columns-repeated="16374"/>
        </table:table-row>
        <table:table-row table:style-name="ro2">
          <table:table-cell table:number-columns-repeated="2"/>
          <table:table-cell table:style-name="ce21" office:value-type="string" calcext:value-type="string">
            <text:p>NUBANK</text:p>
          </table:table-cell>
          <table:table-cell table:style-name="ce23" office:value-type="currency" office:currency="BRL" office:value="139.54" calcext:value-type="currency">
            <text:p>R$ 139,54</text:p>
          </table:table-cell>
          <table:table-cell table:style-name="ce26" office:value-type="currency" office:currency="BRL" office:value="175.43" calcext:value-type="currency">
            <text:p>R$ 175,43</text:p>
          </table:table-cell>
          <table:table-cell table:style-name="ce28" office:value-type="currency" office:currency="BRL" office:value="175.43" calcext:value-type="currency">
            <text:p>R$ 175,43</text:p>
          </table:table-cell>
          <table:table-cell table:style-name="ce30" office:value-type="currency" office:currency="BRL" office:value="35.9" calcext:value-type="currency">
            <text:p>R$ 35,90</text:p>
          </table:table-cell>
          <table:table-cell table:style-name="ce32"/>
          <table:table-cell table:style-name="ce34"/>
          <table:table-cell table:style-name="ce36"/>
          <table:table-cell table:number-columns-repeated="16374"/>
        </table:table-row>
        <table:table-row table:style-name="ro2">
          <table:table-cell table:number-columns-repeated="2"/>
          <table:table-cell table:style-name="ce21" office:value-type="string" calcext:value-type="string">
            <text:p>ITAU</text:p>
          </table:table-cell>
          <table:table-cell table:style-name="ce23" office:value-type="currency" office:currency="BRL" office:value="0" calcext:value-type="currency">
            <text:p>R$ 0,00</text:p>
          </table:table-cell>
          <table:table-cell table:style-name="ce26" office:value-type="currency" office:currency="BRL" office:value="300" calcext:value-type="currency">
            <text:p>R$ 300,00</text:p>
          </table:table-cell>
          <table:table-cell table:style-name="ce28"/>
          <table:table-cell table:style-name="ce30"/>
          <table:table-cell table:style-name="ce32"/>
          <table:table-cell table:style-name="ce34"/>
          <table:table-cell table:style-name="ce36"/>
          <table:table-cell table:number-columns-repeated="16374"/>
        </table:table-row>
        <table:table-row table:style-name="ro2">
          <table:table-cell table:number-columns-repeated="2"/>
          <table:table-cell table:style-name="ce21" office:value-type="string" calcext:value-type="string">
            <text:p>MERCADO P</text:p>
          </table:table-cell>
          <table:table-cell table:style-name="ce23" office:value-type="currency" office:currency="BRL" office:value="1085.44" calcext:value-type="currency">
            <text:p>R$ 1.085,44</text:p>
          </table:table-cell>
          <table:table-cell table:style-name="ce26" office:value-type="currency" office:currency="BRL" office:value="700" calcext:value-type="currency">
            <text:p>R$ 700,00</text:p>
          </table:table-cell>
          <table:table-cell table:style-name="ce28"/>
          <table:table-cell table:style-name="ce30"/>
          <table:table-cell table:style-name="ce32"/>
          <table:table-cell table:style-name="ce34"/>
          <table:table-cell table:style-name="ce36"/>
          <table:table-cell table:number-columns-repeated="16374"/>
        </table:table-row>
        <table:table-row table:style-name="ro2">
          <table:table-cell table:number-columns-repeated="3"/>
          <table:table-cell table:style-name="ce24" table:formula="of:=SUM([.D16:.D21])" office:value-type="currency" office:currency="BRL" office:value="1792.64" calcext:value-type="currency">
            <text:p>R$ 1.792,64</text:p>
          </table:table-cell>
          <table:table-cell table:style-name="ce24" table:formula="of:=SUM([.E16:.E21])" office:value-type="currency" office:currency="BRL" office:value="2127.73" calcext:value-type="currency">
            <text:p>R$ 2.127,73</text:p>
          </table:table-cell>
          <table:table-cell table:style-name="ce24" table:formula="of:=SUM([.F16:.F21])" office:value-type="currency" office:currency="BRL" office:value="433.37" calcext:value-type="currency">
            <text:p>R$ 433,37</text:p>
          </table:table-cell>
          <table:table-cell table:style-name="ce24" table:formula="of:=SUM([.G16:.G21])" office:value-type="currency" office:currency="BRL" office:value="210.9" calcext:value-type="currency">
            <text:p>R$ 210,90</text:p>
          </table:table-cell>
          <table:table-cell table:style-name="ce24" table:formula="of:=SUM([.H16:.H21])" office:value-type="currency" office:currency="BRL" office:value="99.75" calcext:value-type="currency">
            <text:p>R$ 99,75</text:p>
          </table:table-cell>
          <table:table-cell table:style-name="ce24" table:formula="of:=SUM([.I16:.I21])" office:value-type="currency" office:currency="BRL" office:value="0" calcext:value-type="currency">
            <text:p>R$ 0,00</text:p>
          </table:table-cell>
          <table:table-cell table:style-name="ce24" table:formula="of:=SUM([.J16:.J21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E4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/>
    <meta:creation-date>2023-10-30T13:15:11Z</meta:creation-date>
    <dc:date>2023-12-21T12:10:44.536000000</dc:date>
    <meta:editing-cycles>99</meta:editing-cycles>
    <meta:editing-duration>P1DT11M24S</meta:editing-duration>
    <meta:document-statistic meta:table-count="3" meta:cell-count="2486" meta:object-count="0"/>
  </office:meta>
</office:document-meta>
</file>